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akula" svg:font-family="Naku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1e90ff" draw:textarea-horizontal-align="justify" draw:textarea-vertical-align="middle" draw:auto-grow-height="false" fo:min-height="9.9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e90ff" draw:textarea-horizontal-align="justify" draw:textarea-vertical-align="middle" draw:auto-grow-height="false" fo:min-height="2.95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5" style:family="graphic" style:parent-style-name="standard">
      <style:graphic-properties svg:stroke-width="0.035cm" svg:stroke-color="#b22222" draw:marker-start-width="0.252cm" draw:marker-end-width="0.252cm" draw:fill-color="#ffffff" draw:textarea-horizontal-align="justify" draw:textarea-vertical-align="middle" draw:auto-grow-height="false" fo:min-height="2.154cm" fo:min-width="1.90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b22222" draw:marker-start-width="0.252cm" draw:marker-end-width="0.252cm" draw:fill-color="#ffffff" draw:textarea-horizontal-align="justify" draw:textarea-vertical-align="middle" draw:auto-grow-height="false" fo:min-height="2.12cm" fo:min-width="1.8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c0c0c0" draw:marker-start-width="0.252cm" draw:marker-end-width="0.252cm" draw:fill-color="#ffffff" draw:textarea-horizontal-align="justify" draw:textarea-vertical-align="middle" draw:auto-grow-height="false" fo:min-height="5.616cm" fo:min-width="23.866cm" fo:padding-top="0.142cm" fo:padding-bottom="0.142cm" fo:padding-left="0.267cm" fo:padding-right="0.267cm"/>
    </style:style>
    <style:style style:name="gr8" style:family="graphic" style:parent-style-name="standard">
      <style:graphic-properties svg:stroke-color="#dc143c" draw:fill-color="#ffc0cb" draw:textarea-horizontal-align="justify" draw:textarea-vertical-align="middle" draw:auto-grow-height="false" fo:min-height="1.014cm" fo:min-width="8.964cm"/>
      <style:paragraph-properties style:writing-mode="lr-tb"/>
    </style:style>
    <style:style style:name="gr9" style:family="graphic" style:parent-style-name="standard">
      <style:graphic-properties svg:stroke-color="#006400" draw:fill-color="#e0ffff" draw:textarea-horizontal-align="justify" draw:textarea-vertical-align="middle" draw:auto-grow-height="false" fo:min-height="1.014cm" fo:min-width="8.964cm"/>
      <style:paragraph-properties style:writing-mode="lr-tb"/>
    </style:style>
    <style:style style:name="gr10" style:family="graphic" style:parent-style-name="standard">
      <style:graphic-properties svg:stroke-color="#ff8c00" draw:fill-color="#f5f5f5" draw:textarea-horizontal-align="justify" draw:textarea-vertical-align="middle" draw:auto-grow-height="false" fo:min-height="1.014cm" fo:min-width="8.964cm"/>
      <style:paragraph-properties style:writing-mode="lr-tb"/>
    </style:style>
    <style:style style:name="gr11" style:family="graphic" style:parent-style-name="standard">
      <style:graphic-properties svg:stroke-color="#dc143c" draw:fill-color="#ffc0cb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ff8c00" draw:fill-color="#f5f5f5" draw:textarea-horizontal-align="justify" draw:textarea-vertical-align="middle" draw:auto-grow-height="false" fo:min-height="0.35cm" fo:min-width="0.1cm"/>
    </style:style>
    <style:style style:name="gr14" style:family="graphic" style:parent-style-name="standard">
      <style:graphic-properties svg:stroke-color="#006400" draw:fill-color="#e0ffff" draw:textarea-horizontal-align="justify" draw:textarea-vertical-align="middle" draw:auto-grow-height="false" fo:min-height="0.35cm" fo:min-width="0.1cm"/>
    </style:style>
    <style:style style:name="pr1" style:family="presentation" style:parent-style-name="Default-title">
      <style:graphic-properties fo:min-height="4.201cm"/>
      <style:paragraph-properties style:writing-mode="lr-tb"/>
    </style:style>
    <style:style style:name="pr2" style:family="presentation" style:parent-style-name="Default-subtitle">
      <style:graphic-properties draw:fill-color="#ffffff" fo:min-height="2.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557cm"/>
      <style:paragraph-properties style:writing-mode="lr-tb"/>
    </style:style>
    <style:style style:name="P1" style:family="paragraph">
      <loext:graphic-properties draw:fill="solid" draw:fill-color="#1e90ff"/>
      <style:paragraph-properties fo:text-align="center"/>
    </style:style>
    <style:style style:name="P2" style:family="paragraph">
      <style:paragraph-properties style:writing-mode="lr-tb"/>
      <style:text-properties fo:color="#ffffff" style:font-name="Nakula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Nakul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1e90ff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Nakula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style:writing-mode="lr-tb"/>
      <style:text-properties style:font-name="Nakula" fo:font-size="24pt" style:font-size-asian="24pt" style:font-size-complex="2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3465a4" style:font-name="Nakula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Nakula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 style:writing-mode="lr-tb"/>
      <style:text-properties style:font-name="Nakula" fo:font-size="12pt" style:font-size-asian="12pt" style:font-size-complex="12pt"/>
    </style:style>
    <style:style style:name="P17" style:family="paragraph">
      <loext:graphic-properties draw:fill-color="#ffc0cb"/>
      <style:paragraph-properties fo:text-align="center" style:writing-mode="lr-tb"/>
      <style:text-properties style:font-name="Nakula" fo:font-size="12pt" style:font-size-asian="12pt" style:font-size-complex="12pt"/>
    </style:style>
    <style:style style:name="P18" style:family="paragraph">
      <loext:graphic-properties draw:fill-color="#e0ffff"/>
      <style:paragraph-properties fo:text-align="center" style:writing-mode="lr-tb"/>
      <style:text-properties style:font-name="Nakula" fo:font-size="12pt" style:font-size-asian="12pt" style:font-size-complex="12pt"/>
    </style:style>
    <style:style style:name="P19" style:family="paragraph">
      <loext:graphic-properties draw:fill-color="#f5f5f5"/>
      <style:paragraph-properties fo:text-align="center" style:writing-mode="lr-tb"/>
      <style:text-properties style:font-name="Nakula" fo:font-size="12pt" style:font-size-asian="12pt" style:font-size-complex="12pt"/>
    </style:style>
    <style:style style:name="P20" style:family="paragraph">
      <loext:graphic-properties draw:fill-color="#ffc0cb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Nakula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f5f5f5"/>
      <style:paragraph-properties fo:text-align="center"/>
    </style:style>
    <style:style style:name="P23" style:family="paragraph">
      <loext:graphic-properties draw:fill-color="#e0ffff"/>
      <style:paragraph-properties fo:text-align="center"/>
    </style:style>
    <style:style style:name="P24" style:family="paragraph">
      <style:paragraph-properties fo:text-align="start" style:writing-mode="lr-tb"/>
      <style:text-properties fo:color="#ffffff" style:font-name="Nakula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font-name="Nakula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Nakula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Nakula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465a4" style:font-name="Nakula"/>
    </style:style>
    <style:style style:name="T6" style:family="text">
      <style:text-properties style:font-name="Nakula"/>
    </style:style>
    <style:style style:name="T7" style:family="text">
      <style:text-properties style:font-name="Nakula" fo:font-size="12pt" style:font-size-asian="12pt" style:font-size-complex="12pt"/>
    </style:style>
    <style:style style:name="T8" style:family="text">
      <style:text-properties style:font-name="Nakula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akula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0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4.201cm" svg:x="0.401cm" svg:y="6.4cm" presentation:class="title" presentation:user-transformed="true">
          <draw:text-box>
            <text:p><text:span text:style-name="T1">Covid-19 Infection Tracker</text:span></text:p>
          </draw:text-box>
        </draw:frame>
        <draw:frame presentation:style-name="pr2" draw:text-style-name="P4" draw:layer="layout" svg:width="22.6cm" svg:height="2.4cm" svg:x="2.4cm" svg:y="10.2cm" presentation:class="subtitle" presentation:user-transformed="true">
          <draw:text-box>
            <text:p text:style-name="P3"><text:span text:style-name="T2">Adeoye Oluwatobi &amp; Oguntuberu Nathan 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Introducti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oronavirus disease (COVID-19) is an infectious disease caused by a newly discovered coronavirus.</text:span></text:p>
              </text:list-item>
              <text:list-item>
                <text:p><text:span text:style-name="T4">Most people infected with the COVID-19 virus will experience mild to moderate respiratory illness and recover without requiring special treatment. <text:s/>Older people, and those with underlying medical problems like cardiovascular disease, diabetes, chronic respiratory disease, and cancer are more likely to develop serious illness.</text:span></text:p>
              </text:list-item>
              <text:list-item>
                <text:p><text:span text:style-name="T4">The COVID-19 virus spreads primarily through droplets of saliva or discharge from the nose when an infected person coughs or sneezes.</text:span></text:p>
              </text:list-item>
            </text:list>
          </draw:text-box>
        </draw:frame>
        <draw:frame draw:style-name="gr4" draw:text-style-name="P10" draw:layer="layout" svg:width="9.2cm" svg:height="1.318cm" svg:x="17.2cm" svg:y="13.1cm">
          <draw:text-box>
            <text:p text:style-name="P9"><text:span text:style-name="T5">Source: WH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Aim &amp; Objectives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o develop a software application that tracks and subsequently lead to the effective containment or the COVID-19 virus.</text:span></text:p>
              </text:list-item>
              <text:list-item>
                <text:p><text:span text:style-name="T6">To protect the anonymity of the users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user application)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solution is based on GPS location sharing capability of mobile devices. </text:span></text:p>
              </text:list-item>
              <text:list-item>
                <text:p><text:span text:style-name="T6">It consists of a mobile application which gathers <text:s/>location data of the installed device and sends this to a cloud based server.</text:span></text:p>
              </text:list-item>
              <text:list-item>
                <text:p><text:span text:style-name="T6">Each user is assigned a unique ID.</text:span></text:p>
              </text:list-item>
              <text:list-item>
                <text:p><text:span text:style-name="T6">The data sent to the server consists of the: User’s Unique ID, GPS coordinates, and the exact time the data was collected.</text:span></text:p>
              </text:list-item>
              <text:list-item>
                <text:p><text:span text:style-name="T6">Anonymity is maintained by the use of the user’s Unique I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web-based application)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 web-based application will be provided to healthcare facilities charged with combating the virus.</text:span></text:p>
              </text:list-item>
              <text:list-item>
                <text:p><text:span text:style-name="T6">The application collects the time a user is admitted for testing and the result of that test and sends it to the server for processing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server)</text:span></text:p>
          </draw:text-box>
        </draw:frame>
        <draw:frame presentation:style-name="pr5" draw:text-style-name="P8" draw:layer="layout" svg:width="25.199cm" svg:height="6.515cm" svg:x="1.4cm" svg:y="3.685cm" presentation:class="outline" presentation:user-transformed="true">
          <draw:text-box>
            <text:list text:style-name="L2">
              <text:list-item>
                <text:p>The server builds clusters from data collected from the user application.</text:p>
              </text:list-item>
              <text:list-item>
                <text:p>Each cluster represents GPS coordinates within a three metre (3m) radius.</text:p>
              </text:list-item>
              <text:list-item>
                <text:p>Clusters retain tranisitivity. i.e if A is 3m away from B and B is 3m away from C yet C is more than 3m away from A, two clusters are created such that:</text:p>
              </text:list-item>
            </text:list>
          </draw:text-box>
        </draw:frame>
        <draw:custom-shape draw:style-name="gr5" draw:text-style-name="P12" draw:layer="layout" svg:width="3.4cm" svg:height="3.4cm" svg:x="6.8cm" svg:y="10.4cm">
          <text:p text:style-name="P11">A,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3.4cm" svg:height="3.4cm" svg:x="13.2cm" svg:y="10.4cm">
          <text:p text:style-name="P11">B,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4.2cm" svg:height="1.318cm" svg:x="6.5cm" svg:y="13.6cm">
          <draw:text-box>
            <text:p text:style-name="P13"><text:span text:style-name="T6">Cluster 1</text:span></text:p>
          </draw:text-box>
        </draw:frame>
        <draw:frame draw:style-name="gr4" draw:text-style-name="P14" draw:layer="layout" svg:width="4.2cm" svg:height="1.318cm" svg:x="12.8cm" svg:y="13.682cm">
          <draw:text-box>
            <text:p text:style-name="P13"><text:span text:style-name="T6">Cluster 2</text:span></text:p>
          </draw:text-box>
        </draw:frame>
        <draw:custom-shape draw:style-name="gr6" draw:text-style-name="P12" draw:layer="layout" svg:width="3.4cm" svg:height="3.4cm" svg:x="18.601cm" svg:y="10.401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4.2cm" svg:height="1.318cm" svg:x="18.2cm" svg:y="13.682cm">
          <draw:text-box>
            <text:p text:style-name="P13"><text:span text:style-name="T6">Cluster 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server)</text:span></text:p>
          </draw:text-box>
        </draw:frame>
        <draw:frame presentation:style-name="pr5" draw:text-style-name="P8" draw:layer="layout" svg:width="25.199cm" svg:height="9.915cm" svg:x="0.801cm" svg:y="3.485cm" presentation:class="outline" presentation:user-transformed="true">
          <draw:text-box>
            <text:list text:style-name="L2">
              <text:list-item>
                <text:p><text:span text:style-name="T6">In every cluster, each user is assigned “time_joined” and “time_left” properties which represent the times a user is added to the cluster and the last time the user’s presence was recorded in the cluster.</text:span></text:p>
              </text:list-item>
              <text:list-item>
                <text:p><text:span text:style-name="T6">These times are used in tracking users who have come in contact with a confirmed case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Tracking)</text:span></text:p>
          </draw:text-box>
        </draw:frame>
        <draw:frame presentation:style-name="pr5" draw:text-style-name="P8" draw:layer="layout" svg:width="25.199cm" svg:height="9.915cm" svg:x="0.801cm" svg:y="3.485cm" presentation:class="outline" presentation:user-transformed="true">
          <draw:text-box>
            <text:list text:style-name="L2">
              <text:list-item>
                <text:p><text:span text:style-name="T6">The solution employs a time-based recursive search to track possibly infected users.</text:span></text:p>
              </text:list-item>
              <text:list-item>
                <text:p><text:span text:style-name="T6">When a healthcare facility logs a user as positive, the user’s time of admittance for testing <text:s/>is sent along.</text:span></text:p>
              </text:list-item>
              <text:list-item>
                <text:p><text:span text:style-name="T6">This time is used to establish a base time for tracing cases. </text:span></text:p>
              </text:list-item>
              <text:list-item>
                <text:p><text:span text:style-name="T6">The base time is calculated as 14 days prior to the time the user was admitt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Tracking)</text:span></text:p>
          </draw:text-box>
        </draw:frame>
        <draw:frame presentation:style-name="pr5" draw:text-style-name="P8" draw:layer="layout" svg:width="25.199cm" svg:height="9.915cm" svg:x="0.801cm" svg:y="3.485cm" presentation:class="outline" presentation:user-transformed="true">
          <draw:text-box>
            <text:list text:style-name="L2">
              <text:list-item>
                <text:p><text:span text:style-name="T6">The solution employs a time-based recursive search to track possibly infected users.</text:span></text:p>
              </text:list-item>
              <text:list-item>
                <text:p><text:span text:style-name="T6">When a healthcare facility logs a user as positive, the user’s time of admittance for testing <text:s/>is sent along.</text:span></text:p>
              </text:list-item>
              <text:list-item>
                <text:p><text:span text:style-name="T6">This time is used to establish a base time for tracing cases. </text:span></text:p>
              </text:list-item>
              <text:list-item>
                <text:p><text:span text:style-name="T6">The base time is calculated as 14 days prior to the time the user was admitt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Solution (Tracking)</text:span></text:p>
          </draw:text-box>
        </draw:frame>
        <draw:frame presentation:style-name="pr5" draw:text-style-name="P8" draw:layer="layout" svg:width="25.199cm" svg:height="9.915cm" svg:x="0.801cm" svg:y="3.485cm" presentation:class="outline" presentation:user-transformed="true">
          <draw:text-box>
            <text:list text:style-name="L2">
              <text:list-item>
                <text:p><text:span text:style-name="T6">All clusters to which the user was added since the calculated base time are retrieved.</text:span></text:p>
              </text:list-item>
              <text:list-item>
                <text:p><text:span text:style-name="T6">The users in this clusters are then scanned for likelihood of contagion.</text:span></text:p>
              </text:list-item>
              <text:list-item>
                <text:p><text:span text:style-name="T6">Possibly infected users are then added to a list and this process is repeated for each one them using the times they joined and left the cluste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Possible Cases</text:span></text:p>
          </draw:text-box>
        </draw:frame>
        <draw:frame presentation:style-name="pr5" draw:text-style-name="P8" draw:layer="layout" svg:width="25.199cm" svg:height="9.915cm" svg:x="0.801cm" svg:y="3.485cm" presentation:class="outline" presentation:user-transformed="true">
          <draw:text-box>
            <text:list text:style-name="L2">
              <text:list-item>
                <text:p><text:span text:style-name="T6">Any user that joined the cluster after or at the time an infected user or other possible case joined the cluster.</text:span></text:p>
              </text:list-item>
              <text:list-item>
                <text:p><text:span text:style-name="T6">Any user joined the cluster before an infected user or possible case but leaves after an infected user or possible case join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628cm" presentation:class="title">
          <draw:text-box>
            <text:p text:style-name="P3"><text:span text:style-name="T3">Possible Cases</text:span></text:p>
          </draw:text-box>
        </draw:frame>
        <draw:custom-shape draw:style-name="gr7" draw:text-style-name="P15" draw:layer="layout" svg:width="24.4cm" svg:height="5.9cm" svg:x="1.8cm" svg:y="4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9.6cm" svg:height="1.4cm" svg:x="2.6cm" svg:y="5.2cm">
          <text:p text:style-name="P16"><text:span text:style-name="T7">A : time_joined: 10:00AM, time_left: 10:30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9.6cm" svg:height="1.4cm" svg:x="2.6cm" svg:y="7cm">
          <text:p text:style-name="P16"><text:span text:style-name="T7">B : time_joined: 06:00AM, time_left: 08:00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9.6cm" svg:height="1.4cm" svg:x="14cm" svg:y="5.2cm">
          <text:p text:style-name="P16"><text:span text:style-name="T7">E : time_joined: 10:20AM, time_left: 3:30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9.6cm" svg:height="1.4cm" svg:x="8.4cm" svg:y="8.7cm">
          <text:p text:style-name="P16"><text:span text:style-name="T7">D : time_joined: 09:00AM, time_left: 10:30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9.6cm" svg:height="1.4cm" svg:x="14cm" svg:y="7cm">
          <text:p text:style-name="P16"><text:span text:style-name="T7">C : time_joined: 07:00AM, time_left: 07:33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0.6cm" svg:height="0.6cm" svg:x="1.8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4.2cm" svg:height="0.962cm" svg:x="2.4cm" svg:y="11.038cm">
          <draw:text-box>
            <text:p><text:span text:style-name="T8">Infected User</text:span></text:p>
          </draw:text-box>
        </draw:frame>
        <draw:custom-shape draw:style-name="gr13" draw:text-style-name="P22" draw:layer="layout" svg:width="0.6cm" svg:height="0.6cm" svg:x="1.8cm" svg:y="12.2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4.2cm" svg:height="0.962cm" svg:x="2.4cm" svg:y="12.038cm">
          <draw:text-box>
            <text:p><text:span text:style-name="T8">Possible Case</text:span></text:p>
          </draw:text-box>
        </draw:frame>
        <draw:custom-shape draw:style-name="gr14" draw:text-style-name="P23" draw:layer="layout" svg:width="0.6cm" svg:height="0.6cm" svg:x="1.8cm" svg:y="13.2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4.2cm" svg:height="0.962cm" svg:x="2.4cm" svg:y="13.038cm">
          <draw:text-box>
            <text:p><text:span text:style-name="T8">Not infected us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4" draw:layer="layout" svg:width="25.199cm" svg:height="3.557cm" svg:x="1.2cm" svg:y="7.136cm" presentation:class="title" presentation:user-transformed="true">
          <draw:text-box>
            <text:p><text:span text:style-name="T9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akula" svg:font-family="Naku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01:57:33.502258333</meta:creation-date>
    <dc:date>2020-07-24T11:53:23.459871594</dc:date>
    <meta:editing-duration>PT8M29S</meta:editing-duration>
    <meta:editing-cycles>2</meta:editing-cycles>
    <meta:generator>LibreOffice/6.4.4.2$Linux_X86_64 LibreOffice_project/40$Build-2</meta:generator>
    <meta:document-statistic meta:object-count="103"/>
  </office:meta>
</office:document-meta>
</file>